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adornments="Regular" style:font-family-generic="swis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style:font-name="Arial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418.99pt" svg:height="422.19pt" svg:x="1251.07pt" svg:y="53.97pt">
            <loext:p draw:notify-on-update-of-ranges="Sheet1.A4:Sheet1.A7 Sheet1.B3:Sheet1.B3 Sheet1.B4:Sheet1.B7 Sheet1.C3:Sheet1.C3 Sheet1.C4:Sheet1.C7 Sheet1.D3:Sheet1.D3 Sheet1.D4:Sheet1.D7 Sheet1.E3:Sheet1.E3 Sheet1.E4:Sheet1.E7 Sheet1.F3:Sheet1.F3 Sheet1.F4:Sheet1.F7 Sheet1.G3:Sheet1.G3 Sheet1.G4:Sheet1.G7 Sheet1.H3:Sheet1.H3 Sheet1.H4:Sheet1.H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2.54pt" svg:height="426.42pt" svg:x="809.26pt" svg:y="54.79pt">
            <loext:p draw:notify-on-update-of-ranges="Sheet1.A15:Sheet1.A17 Sheet1.B13:Sheet1.B13 Sheet1.B14:Sheet1.B17 Sheet1.C13:Sheet1.C13 Sheet1.C14:Sheet1.C17 Sheet1.D13:Sheet1.D13 Sheet1.D14:Sheet1.D17 Sheet1.E13:Sheet1.E13 Sheet1.E14:Sheet1.E17 Sheet1.F13:Sheet1.F13 Sheet1.F14:Sheet1.F17 Sheet1.G13:Sheet1.G13 Sheet1.G14:Sheet1.G17 Sheet1.H13:Sheet1.H13 Sheet1.H14:Sheet1.H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" table:number-columns-repeated="2"/>
          <table:table-cell office:value-type="string" calcext:value-type="string">
            <text:p>LUMO</text:p>
          </table:table-cell>
          <table:table-cell office:value-type="string" calcext:value-type="string">
            <text:p>HOMO</text:p>
          </table:table-cell>
          <table:table-cell office:value-type="string" calcext:value-type="string">
            <text:p>HOMO -1</text:p>
          </table:table-cell>
          <table:table-cell office:value-type="string" calcext:value-type="string">
            <text:p>HOMO -2</text:p>
          </table:table-cell>
          <table:table-cell office:value-type="string" calcext:value-type="string">
            <text:p>HOMO -3</text:p>
          </table:table-cell>
          <table:table-cell office:value-type="string" calcext:value-type="string">
            <text:p>HOMO -5</text:p>
          </table:table-cell>
          <table:table-cell table:number-columns-repeated="1016"/>
        </table:table-row>
        <table:table-row table:style-name="ro1">
          <table:table-cell table:style-name="ce1"/>
          <table:table-cell office:value-type="string" calcext:value-type="string">
            <text:p>σ*-bonding (HBH)</text:p>
          </table:table-cell>
          <table:table-cell table:number-columns-repeated="2" office:value-type="string" calcext:value-type="string">
            <text:p>π*-anti-bonding (BB)</text:p>
          </table:table-cell>
          <table:table-cell office:value-type="string" calcext:value-type="string">
            <text:p>σ-bonding (HHBB)</text:p>
          </table:table-cell>
          <table:table-cell office:value-type="string" calcext:value-type="string">
            <text:p>π-bonding (BB)</text:p>
          </table:table-cell>
          <table:table-cell office:value-type="string" calcext:value-type="string">
            <text:p>σ-bonding (BHB)</text:p>
          </table:table-cell>
          <table:table-cell office:value-type="string" calcext:value-type="string">
            <text:p>σ-bonding (HH)</text:p>
          </table:table-cell>
          <table:table-cell table:number-columns-repeated="101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.186915" calcext:value-type="float">
            <text:p>0.186915</text:p>
          </table:table-cell>
          <table:table-cell table:style-name="ce1" office:value-type="float" office:value="0.103705" calcext:value-type="float">
            <text:p>0.103705</text:p>
          </table:table-cell>
          <table:table-cell table:style-name="ce1" office:value-type="float" office:value="-0.471957" calcext:value-type="float">
            <text:p>-0.471957</text:p>
          </table:table-cell>
          <table:table-cell table:style-name="ce1" office:value-type="float" office:value="-0.517999" calcext:value-type="float">
            <text:p>-0.517999</text:p>
          </table:table-cell>
          <table:table-cell table:style-name="ce1" office:value-type="float" office:value="-0.537382" calcext:value-type="float">
            <text:p>-0.537382</text:p>
          </table:table-cell>
          <table:table-cell table:style-name="ce1" office:value-type="float" office:value="-0.554291" calcext:value-type="float">
            <text:p>-0.554291</text:p>
          </table:table-cell>
          <table:table-cell table:style-name="ce1" office:value-type="float" office:value="-0.876059" calcext:value-type="float">
            <text:p>-0.876059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.186915" calcext:value-type="float">
            <text:p>0.186915</text:p>
          </table:table-cell>
          <table:table-cell table:style-name="ce1" office:value-type="float" office:value="0.103705" calcext:value-type="float">
            <text:p>0.103705</text:p>
          </table:table-cell>
          <table:table-cell table:style-name="ce1" office:value-type="float" office:value="-0.471957" calcext:value-type="float">
            <text:p>-0.471957</text:p>
          </table:table-cell>
          <table:table-cell table:style-name="ce1" office:value-type="float" office:value="-0.517999" calcext:value-type="float">
            <text:p>-0.517999</text:p>
          </table:table-cell>
          <table:table-cell table:style-name="ce1" office:value-type="float" office:value="-0.537382" calcext:value-type="float">
            <text:p>-0.537382</text:p>
          </table:table-cell>
          <table:table-cell table:style-name="ce1" office:value-type="float" office:value="-0.554291" calcext:value-type="float">
            <text:p>-0.554291</text:p>
          </table:table-cell>
          <table:table-cell table:style-name="ce1" office:value-type="float" office:value="-0.876059" calcext:value-type="float">
            <text:p>-0.876059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number-columns-repeated="1016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UMO +3</text:p>
          </table:table-cell>
          <table:table-cell office:value-type="string" calcext:value-type="string">
            <text:p>LUMO +2</text:p>
          </table:table-cell>
          <table:table-cell office:value-type="string" calcext:value-type="string">
            <text:p>LUMO +1</text:p>
          </table:table-cell>
          <table:table-cell office:value-type="string" calcext:value-type="string">
            <text:p>LUMO</text:p>
          </table:table-cell>
          <table:table-cell office:value-type="string" calcext:value-type="string">
            <text:p>HOMO <text:s/></text:p>
          </table:table-cell>
          <table:table-cell office:value-type="string" calcext:value-type="string">
            <text:p>HOMO -8</text:p>
          </table:table-cell>
          <table:table-cell office:value-type="string" calcext:value-type="string">
            <text:p>HOMO -9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1" office:value-type="float" office:value="86" calcext:value-type="float">
            <text:p>86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1016"/>
        </table:table-row>
        <table:table-row table:style-name="ro2">
          <table:table-cell table:style-name="ce1"/>
          <table:table-cell office:value-type="string" calcext:value-type="string">
            <text:p>π-bonding (YY)</text:p>
          </table:table-cell>
          <table:table-cell table:number-columns-repeated="2" office:value-type="string" calcext:value-type="string">
            <text:p>π*-anti-bonding (YY)</text:p>
          </table:table-cell>
          <table:table-cell office:value-type="string" calcext:value-type="string">
            <text:p>σ-bonding (YY)</text:p>
          </table:table-cell>
          <table:table-cell office:value-type="string" calcext:value-type="string">
            <text:p>π-bonding (Cp)</text:p>
          </table:table-cell>
          <table:table-cell office:value-type="string" calcext:value-type="string">
            <text:p>σ-bonding (YHY)</text:p>
          </table:table-cell>
          <table:table-cell office:value-type="string" calcext:value-type="string">
            <text:p>σ-bonding (HH)</text:p>
          </table:table-cell>
          <table:table-cell table:number-columns-repeated="1016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101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-0.005339" calcext:value-type="float">
            <text:p>-0.005339</text:p>
          </table:table-cell>
          <table:table-cell table:style-name="ce1" office:value-type="float" office:value="-0.022189" calcext:value-type="float">
            <text:p>-0.022189</text:p>
          </table:table-cell>
          <table:table-cell table:style-name="ce1" office:value-type="float" office:value="-0.039006" calcext:value-type="float">
            <text:p>-0.039006</text:p>
          </table:table-cell>
          <table:table-cell table:style-name="ce1" office:value-type="float" office:value="-0.054778" calcext:value-type="float">
            <text:p>-0.054778</text:p>
          </table:table-cell>
          <table:table-cell table:style-name="ce1" office:value-type="float" office:value="-0.213545" calcext:value-type="float">
            <text:p>-0.213545</text:p>
          </table:table-cell>
          <table:table-cell table:style-name="ce1" office:value-type="float" office:value="-0.253958" calcext:value-type="float">
            <text:p>-0.253958</text:p>
          </table:table-cell>
          <table:table-cell table:style-name="ce1" office:value-type="float" office:value="-0.280437" calcext:value-type="float">
            <text:p>-0.280437</text:p>
          </table:table-cell>
          <table:table-cell table:number-columns-repeated="1016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-0.005339" calcext:value-type="float">
            <text:p>-0.005339</text:p>
          </table:table-cell>
          <table:table-cell table:style-name="ce1" office:value-type="float" office:value="-0.022189" calcext:value-type="float">
            <text:p>-0.022189</text:p>
          </table:table-cell>
          <table:table-cell table:style-name="ce1" office:value-type="float" office:value="-0.039006" calcext:value-type="float">
            <text:p>-0.039006</text:p>
          </table:table-cell>
          <table:table-cell table:style-name="ce1" office:value-type="float" office:value="-0.054778" calcext:value-type="float">
            <text:p>-0.054778</text:p>
          </table:table-cell>
          <table:table-cell table:style-name="ce1" office:value-type="float" office:value="-0.213545" calcext:value-type="float">
            <text:p>-0.213545</text:p>
          </table:table-cell>
          <table:table-cell table:style-name="ce1" office:value-type="float" office:value="-0.253958" calcext:value-type="float">
            <text:p>-0.253958</text:p>
          </table:table-cell>
          <table:table-cell table:style-name="ce1" office:value-type="float" office:value="-0.280437" calcext:value-type="float">
            <text:p>-0.280437</text:p>
          </table:table-cell>
          <table:table-cell table:number-columns-repeated="1016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adornments="Regular" style:font-family-generic="swis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 style:data-style-name="N2" text:time-value="01:56:16.4189731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06T04:03:51.354105716</dc:date>
    <meta:editing-duration>PT1H38M30S</meta:editing-duration>
    <meta:editing-cycles>2</meta:editing-cycles>
    <meta:document-statistic meta:table-count="1" meta:cell-count="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782cm" svg:height="14.895cm" xlink:href=".." xlink:type="simple" chart:class="chart:line" chart:style-name="ch1">
        <chart:legend chart:legend-position="end" svg:x="10.178cm" svg:y="5.657cm" style:legend-expansion="high" chart:style-name="ch2"/>
        <chart:plot-area chart:style-name="ch3" table:cell-range-address="Sheet1.A3:Sheet1.H7" chart:data-source-has-labels="both" svg:x="1.303cm" svg:y="0.297cm" svg:width="8.58cm" svg:height="14.301cm">
          <chartooo:coordinate-region svg:x="2.161cm" svg:y="0.497cm" svg:width="7.722cm" svg:height="13.903cm"/>
          <chart:axis chart:dimension="x" chart:name="primary-x" chart:style-name="ch4" chartooo:axis-type="auto">
            <chartooo:date-scale/>
            <chart:categories table:cell-range-address="Sheet1.A4:Sheet1.A7"/>
          </chart:axis>
          <chart:axis chart:dimension="y" chart:name="primary-y" chart:style-name="ch5">
            <chart:title svg:x="0.451cm" svg:y="8.817cm" chart:style-name="ch6">
              <text:p>Energy (Hartrees)</text:p>
            </chart:title>
          </chart:axis>
          <chart:series chart:style-name="ch7" chart:values-cell-range-address="Sheet1.B4:Sheet1.B7" chart:label-cell-address="Sheet1.B3:Sheet1.B3" chart:class="chart:line">
            <chart:data-point chart:repeated="4"/>
          </chart:series>
          <chart:series chart:style-name="ch8" chart:values-cell-range-address="Sheet1.C4:Sheet1.C7" chart:label-cell-address="Sheet1.C3:Sheet1.C3" chart:class="chart:line">
            <chart:data-point chart:repeated="4"/>
          </chart:series>
          <chart:series chart:style-name="ch9" chart:values-cell-range-address="Sheet1.D4:Sheet1.D7" chart:label-cell-address="Sheet1.D3:Sheet1.D3" chart:class="chart:line">
            <chart:data-point chart:repeated="4"/>
          </chart:series>
          <chart:series chart:style-name="ch10" chart:values-cell-range-address="Sheet1.E4:Sheet1.E7" chart:label-cell-address="Sheet1.E3:Sheet1.E3" chart:class="chart:line">
            <chart:data-point chart:repeated="4"/>
          </chart:series>
          <chart:series chart:style-name="ch11" chart:values-cell-range-address="Sheet1.F4:Sheet1.F7" chart:label-cell-address="Sheet1.F3:Sheet1.F3" chart:class="chart:line">
            <chart:data-point chart:repeated="4"/>
          </chart:series>
          <chart:series chart:style-name="ch12" chart:values-cell-range-address="Sheet1.G4:Sheet1.G7" chart:label-cell-address="Sheet1.G3:Sheet1.G3" chart:class="chart:line">
            <chart:data-point chart:repeated="4"/>
          </chart:series>
          <chart:series chart:style-name="ch13" chart:values-cell-range-address="Sheet1.H4:Sheet1.H7" chart:label-cell-address="Sheet1.H3:Sheet1.H3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*-bonding (HBH)</text:p>
                <draw:g>
                  <svg:desc>Sheet1.B3:Sheet1.B3</svg:desc>
                </draw:g>
              </table:table-cell>
              <table:table-cell office:value-type="string">
                <text:p>π*-anti-bonding (BB)</text:p>
                <draw:g>
                  <svg:desc>Sheet1.C3:Sheet1.C3</svg:desc>
                </draw:g>
              </table:table-cell>
              <table:table-cell office:value-type="string">
                <text:p>π*-anti-bonding (BB)</text:p>
                <draw:g>
                  <svg:desc>Sheet1.D3:Sheet1.D3</svg:desc>
                </draw:g>
              </table:table-cell>
              <table:table-cell office:value-type="string">
                <text:p>σ-bonding (HHBB)</text:p>
                <draw:g>
                  <svg:desc>Sheet1.E3:Sheet1.E3</svg:desc>
                </draw:g>
              </table:table-cell>
              <table:table-cell office:value-type="string">
                <text:p>π-bonding (BB)</text:p>
                <draw:g>
                  <svg:desc>Sheet1.F3:Sheet1.F3</svg:desc>
                </draw:g>
              </table:table-cell>
              <table:table-cell office:value-type="string">
                <text:p>σ-bonding (BHB)</text:p>
                <draw:g>
                  <svg:desc>Sheet1.G3:Sheet1.G3</svg:desc>
                </draw:g>
              </table:table-cell>
              <table:table-cell office:value-type="string">
                <text:p>σ-bonding (HH)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4:Sheet1.A7</svg:desc>
                </draw:g>
              </table:table-cell>
              <table:table-cell office:value-type="float" office:value="NaN">
                <text:p>NaN</text:p>
                <draw:g>
                  <svg:desc>Sheet1.B4:Sheet1.B7</svg:desc>
                </draw:g>
              </table:table-cell>
              <table:table-cell office:value-type="float" office:value="NaN">
                <text:p>NaN</text:p>
                <draw:g>
                  <svg:desc>Sheet1.C4:Sheet1.C7</svg:desc>
                </draw:g>
              </table:table-cell>
              <table:table-cell office:value-type="float" office:value="NaN">
                <text:p>NaN</text:p>
                <draw:g>
                  <svg:desc>Sheet1.D4:Sheet1.D7</svg:desc>
                </draw:g>
              </table:table-cell>
              <table:table-cell office:value-type="float" office:value="NaN">
                <text:p>NaN</text:p>
                <draw:g>
                  <svg:desc>Sheet1.E4:Sheet1.E7</svg:desc>
                </draw:g>
              </table:table-cell>
              <table:table-cell office:value-type="float" office:value="NaN">
                <text:p>NaN</text:p>
                <draw:g>
                  <svg:desc>Sheet1.F4:Sheet1.F7</svg:desc>
                </draw:g>
              </table:table-cell>
              <table:table-cell office:value-type="float" office:value="NaN">
                <text:p>NaN</text:p>
                <draw:g>
                  <svg:desc>Sheet1.G4:Sheet1.G7</svg:desc>
                </draw:g>
              </table:table-cell>
              <table:table-cell office:value-type="float" office:value="NaN">
                <text:p>NaN</text:p>
                <draw:g>
                  <svg:desc>Sheet1.H4:Sheet1.H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86915">
                <text:p>0.186915</text:p>
              </table:table-cell>
              <table:table-cell office:value-type="float" office:value="0.103705">
                <text:p>0.103705</text:p>
              </table:table-cell>
              <table:table-cell office:value-type="float" office:value="-0.471957">
                <text:p>-0.471957</text:p>
              </table:table-cell>
              <table:table-cell office:value-type="float" office:value="-0.517999">
                <text:p>-0.517999</text:p>
              </table:table-cell>
              <table:table-cell office:value-type="float" office:value="-0.537382">
                <text:p>-0.537382</text:p>
              </table:table-cell>
              <table:table-cell office:value-type="float" office:value="-0.554291">
                <text:p>-0.554291</text:p>
              </table:table-cell>
              <table:table-cell office:value-type="float" office:value="-0.876059">
                <text:p>-0.87605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86915">
                <text:p>0.186915</text:p>
              </table:table-cell>
              <table:table-cell office:value-type="float" office:value="0.103705">
                <text:p>0.103705</text:p>
              </table:table-cell>
              <table:table-cell office:value-type="float" office:value="-0.471957">
                <text:p>-0.471957</text:p>
              </table:table-cell>
              <table:table-cell office:value-type="float" office:value="-0.517999">
                <text:p>-0.517999</text:p>
              </table:table-cell>
              <table:table-cell office:value-type="float" office:value="-0.537382">
                <text:p>-0.537382</text:p>
              </table:table-cell>
              <table:table-cell office:value-type="float" office:value="-0.554291">
                <text:p>-0.554291</text:p>
              </table:table-cell>
              <table:table-cell office:value-type="float" office:value="-0.876059">
                <text:p>-0.8760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" chart:maximum="0.4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613cm" svg:height="15.044cm" xlink:href=".." xlink:type="simple" chart:class="chart:line" chart:style-name="ch1">
        <chart:legend chart:legend-position="end" svg:x="11.009cm" svg:y="5.732cm" style:legend-expansion="high" chart:style-name="ch2"/>
        <chart:plot-area chart:style-name="ch3" table:cell-range-address="Sheet1.A15:Sheet1.A17 Sheet1.B13:Sheet1.H17" chart:data-source-has-labels="both" svg:x="1.32cm" svg:y="0.3cm" svg:width="9.377cm" svg:height="14.444cm">
          <chartooo:coordinate-region svg:x="2.178cm" svg:y="0.5cm" svg:width="8.519cm" svg:height="14.046cm"/>
          <chart:axis chart:dimension="x" chart:name="primary-x" chart:style-name="ch4" chartooo:axis-type="auto">
            <chartooo:date-scale/>
            <chart:categories table:cell-range-address="Sheet1.A15:Sheet1.A17"/>
          </chart:axis>
          <chart:axis chart:dimension="y" chart:name="primary-y" chart:style-name="ch5">
            <chart:title svg:x="0.451cm" svg:y="8.892cm" chart:style-name="ch6">
              <text:p>Energy (Hartrees)</text:p>
            </chart:title>
          </chart:axis>
          <chart:series chart:style-name="ch7" chart:values-cell-range-address="Sheet1.B14:Sheet1.B17" chart:label-cell-address="Sheet1.B13:Sheet1.B13" chart:class="chart:line">
            <chart:data-point chart:repeated="4"/>
          </chart:series>
          <chart:series chart:style-name="ch8" chart:values-cell-range-address="Sheet1.C14:Sheet1.C17" chart:label-cell-address="Sheet1.C13:Sheet1.C13" chart:class="chart:line">
            <chart:data-point chart:repeated="4"/>
          </chart:series>
          <chart:series chart:style-name="ch9" chart:values-cell-range-address="Sheet1.D14:Sheet1.D17" chart:label-cell-address="Sheet1.D13:Sheet1.D13" chart:class="chart:line">
            <chart:data-point chart:repeated="4"/>
          </chart:series>
          <chart:series chart:style-name="ch10" chart:values-cell-range-address="Sheet1.E14:Sheet1.E17" chart:label-cell-address="Sheet1.E13:Sheet1.E13" chart:class="chart:line">
            <chart:data-point chart:repeated="4"/>
          </chart:series>
          <chart:series chart:style-name="ch11" chart:values-cell-range-address="Sheet1.F14:Sheet1.F17" chart:label-cell-address="Sheet1.F13:Sheet1.F13" chart:class="chart:line">
            <chart:data-point chart:repeated="4"/>
          </chart:series>
          <chart:series chart:style-name="ch12" chart:values-cell-range-address="Sheet1.G14:Sheet1.G17" chart:label-cell-address="Sheet1.G13:Sheet1.G13" chart:class="chart:line">
            <chart:data-point chart:repeated="4"/>
          </chart:series>
          <chart:series chart:style-name="ch13" chart:values-cell-range-address="Sheet1.H14:Sheet1.H17" chart:label-cell-address="Sheet1.H13:Sheet1.H13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π-bonding (YY)</text:p>
                <draw:g>
                  <svg:desc>Sheet1.B13:Sheet1.B13</svg:desc>
                </draw:g>
              </table:table-cell>
              <table:table-cell office:value-type="string">
                <text:p>π*-anti-bonding (YY)</text:p>
                <draw:g>
                  <svg:desc>Sheet1.C13:Sheet1.C13</svg:desc>
                </draw:g>
              </table:table-cell>
              <table:table-cell office:value-type="string">
                <text:p>π*-anti-bonding (YY)</text:p>
                <draw:g>
                  <svg:desc>Sheet1.D13:Sheet1.D13</svg:desc>
                </draw:g>
              </table:table-cell>
              <table:table-cell office:value-type="string">
                <text:p>σ-bonding (YY)</text:p>
                <draw:g>
                  <svg:desc>Sheet1.E13:Sheet1.E13</svg:desc>
                </draw:g>
              </table:table-cell>
              <table:table-cell office:value-type="string">
                <text:p>π-bonding (Cp)</text:p>
                <draw:g>
                  <svg:desc>Sheet1.F13:Sheet1.F13</svg:desc>
                </draw:g>
              </table:table-cell>
              <table:table-cell office:value-type="string">
                <text:p>σ-bonding (YHY)</text:p>
                <draw:g>
                  <svg:desc>Sheet1.G13:Sheet1.G13</svg:desc>
                </draw:g>
              </table:table-cell>
              <table:table-cell office:value-type="string">
                <text:p>σ-bonding (HH)</text:p>
                <draw:g>
                  <svg:desc>Sheet1.H13:Sheet1.H13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1.A15:Sheet1.A17</svg:desc>
                </draw:g>
              </table:table-cell>
              <table:table-cell office:value-type="float" office:value="NaN">
                <text:p>NaN</text:p>
                <draw:g>
                  <svg:desc>Sheet1.B14:Sheet1.B17</svg:desc>
                </draw:g>
              </table:table-cell>
              <table:table-cell office:value-type="float" office:value="NaN">
                <text:p>NaN</text:p>
                <draw:g>
                  <svg:desc>Sheet1.C14:Sheet1.C17</svg:desc>
                </draw:g>
              </table:table-cell>
              <table:table-cell office:value-type="float" office:value="NaN">
                <text:p>NaN</text:p>
                <draw:g>
                  <svg:desc>Sheet1.D14:Sheet1.D17</svg:desc>
                </draw:g>
              </table:table-cell>
              <table:table-cell office:value-type="float" office:value="NaN">
                <text:p>NaN</text:p>
                <draw:g>
                  <svg:desc>Sheet1.E14:Sheet1.E17</svg:desc>
                </draw:g>
              </table:table-cell>
              <table:table-cell office:value-type="float" office:value="NaN">
                <text:p>NaN</text:p>
                <draw:g>
                  <svg:desc>Sheet1.F14:Sheet1.F17</svg:desc>
                </draw:g>
              </table:table-cell>
              <table:table-cell office:value-type="float" office:value="NaN">
                <text:p>NaN</text:p>
                <draw:g>
                  <svg:desc>Sheet1.G14:Sheet1.G17</svg:desc>
                </draw:g>
              </table:table-cell>
              <table:table-cell office:value-type="float" office:value="NaN">
                <text:p>NaN</text:p>
                <draw:g>
                  <svg:desc>Sheet1.H14:Sheet1.H1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05339">
                <text:p>-0.005339</text:p>
              </table:table-cell>
              <table:table-cell office:value-type="float" office:value="-0.022189">
                <text:p>-0.022189</text:p>
              </table:table-cell>
              <table:table-cell office:value-type="float" office:value="-0.039006">
                <text:p>-0.039006</text:p>
              </table:table-cell>
              <table:table-cell office:value-type="float" office:value="-0.054778">
                <text:p>-0.054778</text:p>
              </table:table-cell>
              <table:table-cell office:value-type="float" office:value="-0.213545">
                <text:p>-0.213545</text:p>
              </table:table-cell>
              <table:table-cell office:value-type="float" office:value="-0.253958">
                <text:p>-0.253958</text:p>
              </table:table-cell>
              <table:table-cell office:value-type="float" office:value="-0.280437">
                <text:p>-0.28043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05339">
                <text:p>-0.005339</text:p>
              </table:table-cell>
              <table:table-cell office:value-type="float" office:value="-0.022189">
                <text:p>-0.022189</text:p>
              </table:table-cell>
              <table:table-cell office:value-type="float" office:value="-0.039006">
                <text:p>-0.039006</text:p>
              </table:table-cell>
              <table:table-cell office:value-type="float" office:value="-0.054778">
                <text:p>-0.054778</text:p>
              </table:table-cell>
              <table:table-cell office:value-type="float" office:value="-0.213545">
                <text:p>-0.213545</text:p>
              </table:table-cell>
              <table:table-cell office:value-type="float" office:value="-0.253958">
                <text:p>-0.253958</text:p>
              </table:table-cell>
              <table:table-cell office:value-type="float" office:value="-0.280437">
                <text:p>-0.280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